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veloppement Web</text:p>
      <text:p text:style-name="P2">Gilles HUNAULT</text:p>
      <text:p text:style-name="P2">Adresse du cours : <text:a xlink:type="simple" xlink:href="http://forge.info.univ-angers.fr/~gh/internet/ranLp.php">http://forge.info.univ-angers.fr/~gh/internet/ranLp.php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14:10:47.89</meta:creation-date>
    <dc:date>2012-09-03T14:36:48.25</dc:date>
    <meta:editing-duration>PT26M5S</meta:editing-duration>
    <meta:editing-cycles>3</meta:editing-cycles>
    <meta:generator>LibreOffice/3.4$Win32 LibreOffice_project/340m1$Build-203</meta:generator>
    <meta:document-statistic meta:table-count="0" meta:image-count="0" meta:object-count="0" meta:page-count="1" meta:paragraph-count="3" meta:word-count="9" meta:character-count="105" meta:non-whitespace-character-count="99"/>
  </office:meta>
</office:document-meta>
</file>